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a8b" officeooo:paragraph-rsid="0000ca8b"/>
    </style:style>
    <style:style style:name="P2" style:family="paragraph" style:parent-style-name="Standard">
      <style:text-properties officeooo:rsid="0000ca8b" officeooo:paragraph-rsid="0000ca8b"/>
    </style:style>
    <style:style style:name="P3" style:family="paragraph" style:parent-style-name="Standard">
      <style:text-properties officeooo:rsid="0001ae41" officeooo:paragraph-rsid="0001ae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Este exemplo é para comitar…</text:p>
      <text:p text:style-name="P1"/>
      <text:p text:style-name="P3">Batata</text:p>
      <text:p text:style-name="P3">Cenoura</text:p>
      <text:p text:style-name="P3">Rabanete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 LibreOffice_project/efb621ed25068d70781dc026f7e9c5187a4decd1</meta:generator>
    <dc:date>2018-10-01T11:10:02.123000000</dc:date>
    <meta:editing-duration>PT1M40S</meta:editing-duration>
    <meta:editing-cycles>2</meta:editing-cycles>
    <meta:document-statistic meta:table-count="0" meta:image-count="0" meta:object-count="0" meta:page-count="1" meta:paragraph-count="4" meta:word-count="8" meta:character-count="49" meta:non-whitespace-character-count="45"/>
  </office:meta>
</office:document-meta>
</file>